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Helvetica" svg:font-family="Helvetica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7%"/>
    </style:style>
    <style:style style:name="T2" style:parent-style-name="DefaultParagraphFont" style:family="text">
      <style:text-properties fo:color="#FFFFFF" fo:font-size="1pt" style:font-size-asian="1pt"/>
    </style:style>
    <style:style style:name="P3" style:parent-style-name="Standard" style:family="paragraph">
      <style:text-properties text:display="none"/>
    </style:style>
    <style:style style:name="P4" style:parent-style-name="Standard" style:family="paragraph">
      <style:text-properties text:display="none"/>
    </style:style>
    <style:style style:name="TableColumn6" style:family="table-column">
      <style:table-column-properties style:column-width="8.5in" style:use-optimal-column-width="false"/>
    </style:style>
    <style:style style:name="Table5" style:family="table">
      <style:table-properties style:width="8.5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fo:background-color="#ECECEC" style:writing-mode="lr-tb" style:vertical-align="bottom" fo:padding-top="0.1111in" fo:padding-left="0in" fo:padding-bottom="0.1111in" fo:padding-right="0in"/>
    </style:style>
    <style:style style:name="P9" style:parent-style-name="document_summary_headingdivParagraph" style:family="paragraph">
      <style:paragraph-properties fo:text-align="center" style:line-height-at-least="0.1944in" fo:background-color="#FFFFFF"/>
    </style:style>
    <style:style style:name="T10" style:parent-style-name="document_summary_headingdiv" style:family="text">
      <style:text-properties style:font-name="Georgia" style:font-name-asian="Georgia" style:font-name-complex="Georgia" fo:text-transform="uppercase" fo:color="#44546A" fo:letter-spacing="0.0055in" fo:font-size="11pt" style:font-size-asian="11pt" style:font-size-complex="11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none" fo:background-color="#ECECEC" style:writing-mode="lr-tb" style:vertical-align="bottom" fo:padding-top="0.1111in" fo:padding-left="0in" fo:padding-bottom="0.1111in" fo:padding-right="0in"/>
    </style:style>
    <style:style style:name="P13" style:parent-style-name="document_summary_headingdivParagraph" style:family="paragraph">
      <style:paragraph-properties fo:text-align="center" style:line-height-at-least="0.1944in" fo:background-color="#FFFFFF"/>
    </style:style>
    <style:style style:name="T14" style:parent-style-name="document_summary_paragraphdiv" style:family="text">
      <style:text-properties style:font-name="Georgia" style:font-name-asian="Georgia" style:font-name-complex="Georgia" fo:font-style="italic" style:font-style-asian="italic" style:font-style-complex="italic" fo:color="#44546A" fo:letter-spacing="0.0055in"/>
    </style:style>
    <style:style style:name="T15" style:parent-style-name="document_summary_paragraphdiv" style:family="text">
      <style:text-properties style:font-name="Georgia" style:font-name-asian="Georgia" style:font-name-complex="Georgia" fo:font-style="italic" style:font-style-asian="italic" style:font-style-complex="italic" fo:color="#44546A" fo:letter-spacing="0.0055in"/>
    </style:style>
    <style:style style:name="P16" style:parent-style-name="document_sectiontitle" style:family="paragraph">
      <style:paragraph-properties fo:margin-top="0.1388in" fo:margin-bottom="0.1388in" fo:margin-left="0.4166in">
        <style:tab-stops/>
      </style:paragraph-properties>
    </style:style>
    <style:style style:name="T17" style:parent-style-name="DefaultParagraphFont" style:family="text">
      <style:text-properties style:font-name="Helvetica" style:font-name-asian="Helvetica" style:font-name-complex="Helvetica" fo:font-weight="bold" style:font-weight-asian="bold" style:font-weight-complex="bold" fo:text-transform="uppercase" fo:color="#000000" fo:letter-spacing="0.0055in"/>
    </style:style>
    <style:style style:name="TableColumn19" style:family="table-column">
      <style:table-column-properties style:column-width="0.4993in" style:use-optimal-column-width="false"/>
    </style:style>
    <style:style style:name="TableColumn20" style:family="table-column">
      <style:table-column-properties style:column-width="1.9305in" style:use-optimal-column-width="false"/>
    </style:style>
    <style:style style:name="TableColumn21" style:family="table-column">
      <style:table-column-properties style:column-width="5.6534in" style:use-optimal-column-width="false"/>
    </style:style>
    <style:style style:name="TableColumn22" style:family="table-column">
      <style:table-column-properties style:column-width="0.4166in" style:use-optimal-column-width="false"/>
    </style:style>
    <style:style style:name="Table18" style:family="table">
      <style:table-properties style:width="8.5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in" fo:padding-bottom="0in" fo:padding-right="0in"/>
    </style:style>
    <style:style style:name="P25" style:parent-style-name="gapcolParagraph" style:family="paragraph">
      <style:paragraph-properties style:line-height-at-least="0.1805in"/>
    </style:style>
    <style:style style:name="TableCell26" style:family="table-cell">
      <style:table-cell-properties fo:border="none" style:writing-mode="lr-tb" fo:padding-top="0in" fo:padding-left="0in" fo:padding-bottom="0in" fo:padding-right="0in"/>
    </style:style>
    <style:style style:name="P27" style:parent-style-name="Standard" style:family="paragraph">
      <style:paragraph-properties style:line-height-at-least="0.1805in"/>
    </style:style>
    <style:style style:name="TableCell28" style:family="table-cell">
      <style:table-cell-properties fo:border="none" style:writing-mode="lr-tb" fo:padding-top="0in" fo:padding-left="0in" fo:padding-bottom="0in" fo:padding-right="0in"/>
    </style:style>
    <style:style style:name="P29" style:parent-style-name="document_ul_li" style:family="paragraph">
      <style:paragraph-properties fo:margin-top="0.1388in" style:line-height-at-least="0.1805in" fo:margin-left="0.25in" fo:text-indent="-0.175in">
        <style:tab-stops/>
      </style:paragraph-properties>
    </style:style>
    <style:style style:name="T30" style:parent-style-name="span" style:family="text">
      <style:text-properties fo:color="#000000" fo:letter-spacing="0.0055in" fo:font-size="10pt" style:font-size-asian="10pt" style:font-size-complex="10pt"/>
    </style:style>
    <style:style style:name="T31" style:parent-style-name="span" style:family="text">
      <style:text-properties fo:color="#000000" fo:letter-spacing="0.0055in" fo:font-size="10pt" style:font-size-asian="10pt" style:font-size-complex="10pt"/>
    </style:style>
    <style:style style:name="P32" style:parent-style-name="document_ul_li" style:family="paragraph">
      <style:paragraph-properties fo:margin-top="0.1388in" style:line-height-at-least="0.1805in" fo:margin-left="0.25in">
        <style:tab-stops/>
      </style:paragraph-properties>
    </style:style>
    <style:style style:name="TableCell3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" style:parent-style-name="gapcolParagraph" style:family="paragraph">
      <style:paragraph-properties style:line-height-at-least="0.1805in"/>
    </style:style>
    <style:style style:name="T35" style:parent-style-name="gapcol" style:family="text">
      <style:text-properties style:font-name="Helvetica" style:font-name-asian="Helvetica" style:font-name-complex="Helvetica" fo:color="#000000" fo:letter-spacing="0.0055in" fo:font-size="10pt" style:font-size-asian="10pt" style:font-size-complex="10pt"/>
    </style:style>
    <style:style style:name="P36" style:parent-style-name="document_sectiontitle" style:family="paragraph">
      <style:paragraph-properties fo:margin-top="0.1388in" fo:margin-bottom="0.1388in" fo:margin-left="0.4166in">
        <style:tab-stops/>
      </style:paragraph-properties>
    </style:style>
    <style:style style:name="T37" style:parent-style-name="DefaultParagraphFont" style:family="text">
      <style:text-properties style:font-name="Helvetica" style:font-name-asian="Helvetica" style:font-name-complex="Helvetica" fo:font-weight="bold" style:font-weight-asian="bold" style:font-weight-complex="bold" fo:text-transform="uppercase" fo:color="#000000" fo:letter-spacing="0.0055in"/>
    </style:style>
    <style:style style:name="TableColumn39" style:family="table-column">
      <style:table-column-properties style:column-width="0.4166in" style:use-optimal-column-width="false"/>
    </style:style>
    <style:style style:name="TableColumn40" style:family="table-column">
      <style:table-column-properties style:column-width="2.0138in" style:use-optimal-column-width="false"/>
    </style:style>
    <style:style style:name="TableColumn41" style:family="table-column">
      <style:table-column-properties style:column-width="3.9437in" style:use-optimal-column-width="false"/>
    </style:style>
    <style:style style:name="TableColumn42" style:family="table-column">
      <style:table-column-properties style:column-width="2.125in" style:use-optimal-column-width="false"/>
    </style:style>
    <style:style style:name="Table38" style:family="table">
      <style:table-properties style:width="8.4993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style:writing-mode="lr-tb" fo:padding-top="0in" fo:padding-left="0in" fo:padding-bottom="0in" fo:padding-right="0in"/>
    </style:style>
    <style:style style:name="P45" style:parent-style-name="gapcolParagraph" style:family="paragraph">
      <style:paragraph-properties style:line-height-at-least="0.1805in"/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P47" style:parent-style-name="gapcolParagraph" style:family="paragraph">
      <style:paragraph-properties style:line-height-at-least="0.1805in"/>
    </style:style>
    <style:style style:name="T48" style:parent-style-name="span" style:family="text">
      <style:text-properties style:font-name="Helvetica" style:font-name-asian="Helvetica" style:font-name-complex="Helvetica" fo:color="#808080" fo:letter-spacing="0.0055in" fo:font-size="11pt" style:font-size-asian="11pt" style:font-size-complex="11pt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P50" style:parent-style-name="document_dispBlock" style:family="paragraph">
      <style:paragraph-properties style:line-height-at-least="0.1805in"/>
    </style:style>
    <style:style style:name="T51" style:parent-style-name="div_twocolpara_div_singlecolumn" style:family="text">
      <style:text-properties style:font-name="Helvetica" style:font-name-asian="Helvetica" style:font-name-complex="Helvetica" fo:font-weight="bold" style:font-weight-asian="bold" style:font-weight-complex="bold" fo:color="#000000" fo:letter-spacing="0.0055in" fo:font-size="11pt" style:font-size-asian="11pt" style:font-size-complex="11pt"/>
    </style:style>
    <style:style style:name="P52" style:parent-style-name="Standard" style:family="paragraph">
      <style:paragraph-properties style:line-height-at-least="0.1805in"/>
    </style:style>
    <style:style style:name="T53" style:parent-style-name="span" style:family="text">
      <style:text-properties style:font-name="Helvetica" style:font-name-asian="Helvetica" style:font-name-complex="Helvetica" fo:font-weight="bold" style:font-weight-asian="bold" style:font-weight-complex="bold" fo:color="#000000" fo:letter-spacing="0.0055in" fo:font-size="11pt" style:font-size-asian="11pt" style:font-size-complex="11pt"/>
    </style:style>
    <style:style style:name="P54" style:parent-style-name="document_section_degreeDetail" style:family="paragraph">
      <style:paragraph-properties style:line-height-at-least="0.1805in"/>
    </style:style>
    <style:style style:name="T55" style:parent-style-name="span" style:family="text">
      <style:text-properties style:font-name="Georgia" style:font-name-asian="Georgia" style:font-name-complex="Georgia" fo:font-style="italic" style:font-style-asian="italic" style:font-style-complex="italic" fo:letter-spacing="0.0055in" fo:font-size="11pt" style:font-size-asian="11pt" style:font-size-complex="11pt"/>
    </style:style>
    <style:style style:name="P56" style:parent-style-name="document_ul_li" style:family="paragraph">
      <style:paragraph-properties fo:margin-top="0.1388in" style:line-height-at-least="0.1805in" fo:margin-left="0.25in" fo:text-indent="-0.175in">
        <style:tab-stops/>
      </style:paragraph-properties>
    </style:style>
    <style:style style:name="T57" style:parent-style-name="document_txtBoldCharacter" style:family="text">
      <style:text-properties fo:color="#000000" fo:letter-spacing="0.0055in" fo:font-size="10pt" style:font-size-asian="10pt" style:font-size-complex="10pt"/>
    </style:style>
    <style:style style:name="T58" style:parent-style-name="span" style:family="text">
      <style:text-properties fo:color="#000000" fo:letter-spacing="0.0055in" fo:font-size="10pt" style:font-size-asian="10pt" style:font-size-complex="10pt"/>
    </style:style>
    <style:style style:name="P59" style:parent-style-name="document_course" style:family="paragraph">
      <style:paragraph-properties fo:margin-top="0.1388in" fo:margin-bottom="0.1388in" style:line-height-at-least="0.1805in" fo:margin-left="0.25in" fo:text-indent="-0.175in">
        <style:tab-stops/>
      </style:paragraph-properties>
    </style:style>
    <style:style style:name="T60" style:parent-style-name="document_txtBoldCharacter" style:family="text">
      <style:text-properties fo:color="#000000" fo:letter-spacing="0.0055in" fo:font-size="10pt" style:font-size-asian="10pt" style:font-size-complex="10pt"/>
    </style:style>
    <style:style style:name="T61" style:parent-style-name="document_txtBoldCharacter" style:family="text">
      <style:text-properties fo:font-weight="normal" style:font-weight-asian="normal" style:font-weight-complex="normal" fo:color="#000000" fo:letter-spacing="0.0055in" fo:font-size="10pt" style:font-size-asian="10pt" style:font-size-complex="10pt"/>
    </style:style>
    <style:style style:name="T62" style:parent-style-name="document_txtBoldCharacter" style:family="text">
      <style:text-properties fo:color="#000000" fo:letter-spacing="0.0055in" fo:font-size="10pt" style:font-size-asian="10pt" style:font-size-complex="10pt"/>
    </style:style>
    <style:style style:name="T63" style:parent-style-name="span" style:family="text">
      <style:text-properties fo:color="#000000" fo:letter-spacing="0.0055in" fo:font-size="10pt" style:font-size-asian="10pt" style:font-size-complex="10pt"/>
    </style:style>
    <style:style style:name="T64" style:parent-style-name="span" style:family="text">
      <style:text-properties fo:color="#000000" fo:letter-spacing="0.0055in" fo:font-size="10pt" style:font-size-asian="10pt" style:font-size-complex="10pt"/>
    </style:style>
    <style:style style:name="T65" style:parent-style-name="mltFieldspan_nth-last-child1span_nth-last-child1" style:family="text">
      <style:text-properties fo:color="#000000" fo:letter-spacing="0.0055in" fo:font-size="10pt" style:font-size-asian="10pt" style:font-size-complex="10pt"/>
    </style:style>
    <style:style style:name="P66" style:parent-style-name="document_activity" style:family="paragraph">
      <style:paragraph-properties fo:margin-top="0.1388in" fo:margin-bottom="0.1388in" style:line-height-at-least="0.1805in" fo:margin-left="0.25in" fo:text-indent="-0.175in">
        <style:tab-stops/>
      </style:paragraph-properties>
    </style:style>
    <style:style style:name="T67" style:parent-style-name="document_txtBoldCharacter" style:family="text">
      <style:text-properties fo:color="#000000" fo:letter-spacing="0.0055in" fo:font-size="10pt" style:font-size-asian="10pt" style:font-size-complex="10pt"/>
    </style:style>
    <style:style style:name="T68" style:parent-style-name="span" style:family="text">
      <style:text-properties fo:color="#000000" fo:letter-spacing="0.0055in" fo:font-size="10pt" style:font-size-asian="10pt" style:font-size-complex="10pt"/>
    </style:style>
    <style:style style:name="T69" style:parent-style-name="mltFieldspan_nth-last-child1span_nth-last-child1" style:family="text">
      <style:text-properties fo:color="#000000" fo:letter-spacing="0.0055in" fo:font-size="10pt" style:font-size-asian="10pt" style:font-size-complex="10pt"/>
    </style:style>
    <style:style style:name="TableCell7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1" style:parent-style-name="gapcolParagraph" style:family="paragraph">
      <style:paragraph-properties style:line-height-at-least="0.1805in"/>
    </style:style>
    <style:style style:name="T72" style:parent-style-name="gapcol" style:family="text">
      <style:text-properties fo:color="#000000" fo:letter-spacing="0.0055in" fo:font-size="10pt" style:font-size-asian="10pt" style:font-size-complex="10pt"/>
    </style:style>
    <style:style style:name="P73" style:parent-style-name="document_sectiontitle" style:family="paragraph">
      <style:paragraph-properties fo:margin-top="0.1388in" fo:margin-left="0.4166in">
        <style:tab-stops/>
      </style:paragraph-properties>
    </style:style>
    <style:style style:name="T74" style:parent-style-name="DefaultParagraphFont" style:family="text">
      <style:text-properties style:font-name="Helvetica" style:font-name-asian="Helvetica" style:font-name-complex="Helvetica" fo:font-weight="bold" style:font-weight-asian="bold" style:font-weight-complex="bold" fo:text-transform="uppercase" fo:color="#000000" fo:letter-spacing="0.0055in"/>
    </style:style>
    <style:style style:name="TableColumn76" style:family="table-column">
      <style:table-column-properties style:column-width="0.4159in" style:use-optimal-column-width="false"/>
    </style:style>
    <style:style style:name="TableColumn77" style:family="table-column">
      <style:table-column-properties style:column-width="2.0138in" style:use-optimal-column-width="false"/>
    </style:style>
    <style:style style:name="TableColumn78" style:family="table-column">
      <style:table-column-properties style:column-width="6.0694in" style:use-optimal-column-width="false"/>
    </style:style>
    <style:style style:name="Table75" style:family="table">
      <style:table-properties style:width="8.4993in" fo:margin-left="0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none" style:writing-mode="lr-tb" fo:padding-top="0in" fo:padding-left="0in" fo:padding-bottom="0in" fo:padding-right="0in"/>
    </style:style>
    <style:style style:name="P81" style:parent-style-name="gapcolParagraph" style:family="paragraph">
      <style:paragraph-properties style:line-height-at-least="0.1805in"/>
    </style:style>
    <style:style style:name="TableCell82" style:family="table-cell">
      <style:table-cell-properties fo:border="none" style:writing-mode="lr-tb" fo:padding-top="0in" fo:padding-left="0in" fo:padding-bottom="0in" fo:padding-right="0in"/>
    </style:style>
    <style:style style:name="P83" style:parent-style-name="gapcolParagraph" style:family="paragraph">
      <style:paragraph-properties style:line-height-at-least="0.1805in"/>
    </style:style>
    <style:style style:name="T84" style:parent-style-name="span_dates_wrapper" style:family="text">
      <style:text-properties fo:color="#000000" fo:letter-spacing="0.0055in" fo:font-size="10pt" style:font-size-asian="10pt" style:font-size-complex="10pt"/>
    </style:style>
    <style:style style:name="TableCell85" style:family="table-cell">
      <style:table-cell-properties fo:border="none" style:writing-mode="lr-tb" fo:padding-top="0in" fo:padding-left="0in" fo:padding-bottom="0in" fo:padding-right="0in"/>
    </style:style>
    <style:style style:name="P86" style:parent-style-name="p" style:family="paragraph">
      <style:paragraph-properties style:line-height-at-least="0.1805in" fo:margin-left="0.25in" fo:text-indent="-0.175in">
        <style:tab-stops/>
      </style:paragraph-properties>
    </style:style>
    <style:style style:name="T87" style:parent-style-name="span" style:family="text">
      <style:text-properties fo:color="#000000" fo:letter-spacing="0.0055in" fo:font-size="10pt" style:font-size-asian="10pt" style:font-size-complex="10pt"/>
    </style:style>
    <style:style style:name="P88" style:parent-style-name="p" style:family="paragraph">
      <style:paragraph-properties style:line-height-at-least="0.1805in" fo:margin-left="0.25in" fo:text-indent="-0.175in">
        <style:tab-stops/>
      </style:paragraph-properties>
    </style:style>
    <style:style style:name="T89" style:parent-style-name="span" style:family="text">
      <style:text-properties fo:color="#000000" fo:letter-spacing="0.0055in" fo:font-size="10pt" style:font-size-asian="10pt" style:font-size-complex="10pt"/>
    </style:style>
    <style:style style:name="T90" style:parent-style-name="span" style:family="text">
      <style:text-properties fo:color="#000000" fo:letter-spacing="0.0055in" fo:font-size="10pt" style:font-size-asian="10pt" style:font-size-complex="10pt"/>
    </style:style>
    <style:style style:name="P91" style:parent-style-name="p" style:family="paragraph">
      <style:paragraph-properties style:line-height-at-least="0.1805in" fo:margin-left="0.25in" fo:text-indent="-0.175in">
        <style:tab-stops/>
      </style:paragraph-properties>
    </style:style>
    <style:style style:name="T92" style:parent-style-name="span" style:family="text">
      <style:text-properties fo:color="#000000" fo:letter-spacing="0.0055in" fo:font-size="10pt" style:font-size-asian="10pt" style:font-size-complex="10pt"/>
    </style:style>
    <style:style style:name="P93" style:parent-style-name="p" style:family="paragraph">
      <style:paragraph-properties style:line-height-at-least="0.1805in" fo:margin-left="0.25in" fo:text-indent="-0.175in">
        <style:tab-stops/>
      </style:paragraph-properties>
    </style:style>
    <style:style style:name="T94" style:parent-style-name="span" style:family="text">
      <style:text-properties fo:color="#000000" fo:letter-spacing="0.0055in" fo:font-size="10pt" style:font-size-asian="10pt" style:font-size-complex="10pt"/>
    </style:style>
    <style:style style:name="P95" style:parent-style-name="p" style:family="paragraph">
      <style:paragraph-properties style:line-height-at-least="0.1805in" fo:margin-left="0.25in" fo:text-indent="-0.175in">
        <style:tab-stops/>
      </style:paragraph-properties>
    </style:style>
    <style:style style:name="T96" style:parent-style-name="span" style:family="text">
      <style:text-properties fo:color="#000000" fo:letter-spacing="0.0055in" fo:font-size="10pt" style:font-size-asian="10pt" style:font-size-complex="10pt"/>
    </style:style>
    <style:style style:name="T97" style:parent-style-name="span" style:family="text">
      <style:text-properties fo:color="#000000" fo:letter-spacing="0.0055in" fo:font-size="10pt" style:font-size-asian="10pt" style:font-size-complex="10pt"/>
    </style:style>
    <style:style style:name="P98" style:parent-style-name="p" style:family="paragraph">
      <style:paragraph-properties style:line-height-at-least="0.1805in" fo:margin-left="0.25in" fo:text-indent="-0.175in">
        <style:tab-stops/>
      </style:paragraph-properties>
    </style:style>
    <style:style style:name="T99" style:parent-style-name="span" style:family="text">
      <style:text-properties fo:color="#000000" fo:letter-spacing="0.0055in" fo:font-size="10pt" style:font-size-asian="10pt" style:font-size-complex="10pt"/>
    </style:style>
    <style:style style:name="T100" style:parent-style-name="span" style:family="text">
      <style:text-properties fo:color="#000000" fo:letter-spacing="0.0055in" fo:font-size="10pt" style:font-size-asian="10pt" style:font-size-complex="10pt"/>
    </style:style>
    <style:style style:name="P101" style:parent-style-name="document_sectiontitle" style:family="paragraph">
      <style:paragraph-properties fo:margin-top="0.1388in" fo:margin-left="0.4166in">
        <style:tab-stops/>
      </style:paragraph-properties>
      <style:text-properties style:font-name="Helvetica" style:font-name-asian="Helvetica" style:font-name-complex="Helvetica" fo:font-weight="bold" style:font-weight-asian="bold" style:font-weight-complex="bold" fo:text-transform="uppercase" fo:color="#000000" fo:letter-spacing="0.0055in"/>
    </style:style>
    <style:style style:name="P102" style:parent-style-name="document_sectiontitle" style:family="paragraph">
      <style:paragraph-properties fo:margin-top="0.1388in" fo:margin-left="0.4166in">
        <style:tab-stops/>
      </style:paragraph-properties>
      <style:text-properties style:font-name="Helvetica" style:font-name-asian="Helvetica" style:font-name-complex="Helvetica" fo:font-weight="bold" style:font-weight-asian="bold" style:font-weight-complex="bold" fo:text-transform="uppercase" fo:color="#000000" fo:letter-spacing="0.0055in"/>
    </style:style>
    <style:style style:name="P103" style:parent-style-name="document_sectiontitle" style:family="paragraph">
      <style:paragraph-properties fo:margin-top="0.1388in" fo:margin-left="0.4166in">
        <style:tab-stops/>
      </style:paragraph-properties>
    </style:style>
    <style:style style:name="P104" style:parent-style-name="document_sectiontitle" style:family="paragraph">
      <style:paragraph-properties fo:margin-top="0.1388in" fo:margin-left="0.4166in">
        <style:tab-stops/>
      </style:paragraph-properties>
      <style:text-properties style:font-name="Helvetica" style:font-name-asian="Helvetica" style:font-name-complex="Helvetica" fo:font-weight="bold" style:font-weight-asian="bold" style:font-weight-complex="bold" fo:text-transform="uppercase" fo:color="#000000" fo:letter-spacing="0.0055in"/>
    </style:style>
    <style:style style:name="P105" style:parent-style-name="document_sectiontitle" style:family="paragraph">
      <style:paragraph-properties fo:margin-top="0.1388in" fo:margin-left="0.4166in">
        <style:tab-stops/>
      </style:paragraph-properties>
    </style:style>
    <style:style style:name="T106" style:parent-style-name="DefaultParagraphFont" style:family="text">
      <style:text-properties style:font-name="Helvetica" style:font-name-asian="Helvetica" style:font-name-complex="Helvetica" fo:font-weight="bold" style:font-weight-asian="bold" style:font-weight-complex="bold" fo:text-transform="uppercase" fo:color="#000000" fo:letter-spacing="0.0055in"/>
    </style:style>
    <style:style style:name="TableColumn108" style:family="table-column">
      <style:table-column-properties style:column-width="0.4159in" style:use-optimal-column-width="false"/>
    </style:style>
    <style:style style:name="TableColumn109" style:family="table-column">
      <style:table-column-properties style:column-width="2.0138in" style:use-optimal-column-width="false"/>
    </style:style>
    <style:style style:name="TableColumn110" style:family="table-column">
      <style:table-column-properties style:column-width="6.0694in" style:use-optimal-column-width="false"/>
    </style:style>
    <style:style style:name="Table107" style:family="table">
      <style:table-properties style:width="8.4993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none" style:writing-mode="lr-tb" fo:padding-top="0.1388in" fo:padding-left="0in" fo:padding-bottom="0in" fo:padding-right="0in"/>
    </style:style>
    <style:style style:name="P113" style:parent-style-name="gapcolParagraph" style:family="paragraph">
      <style:paragraph-properties style:line-height-at-least="0.1805in"/>
    </style:style>
    <style:style style:name="TableCell114" style:family="table-cell">
      <style:table-cell-properties fo:border="none" style:writing-mode="lr-tb" fo:padding-top="0.1388in" fo:padding-left="0in" fo:padding-bottom="0in" fo:padding-right="0in"/>
    </style:style>
    <style:style style:name="P115" style:parent-style-name="gapcolParagraph" style:family="paragraph">
      <style:paragraph-properties style:line-height-at-least="0.1805in"/>
    </style:style>
    <style:style style:name="T116" style:parent-style-name="span_dates_wrapper" style:family="text">
      <style:text-properties fo:color="#000000" fo:letter-spacing="0.0055in" fo:font-size="10pt" style:font-size-asian="10pt" style:font-size-complex="10pt"/>
    </style:style>
    <style:style style:name="TableCell117" style:family="table-cell">
      <style:table-cell-properties fo:border="none" style:writing-mode="lr-tb" fo:padding-top="0.1388in" fo:padding-left="0in" fo:padding-bottom="0in" fo:padding-right="0in"/>
    </style:style>
    <style:style style:name="P118" style:parent-style-name="p" style:family="paragraph">
      <style:paragraph-properties style:line-height-at-least="0.1805in" fo:margin-left="0.25in" fo:text-indent="-0.175in">
        <style:tab-stops/>
      </style:paragraph-properties>
    </style:style>
    <style:style style:name="T119" style:parent-style-name="span" style:family="text">
      <style:text-properties fo:color="#000000" fo:letter-spacing="0.0055in" fo:font-size="10pt" style:font-size-asian="10pt" style:font-size-complex="10pt"/>
    </style:style>
    <style:style style:name="T120" style:parent-style-name="span" style:family="text">
      <style:text-properties fo:color="#000000" fo:letter-spacing="0.0055in" fo:font-size="10pt" style:font-size-asian="10pt" style:font-size-complex="10pt"/>
    </style:style>
    <style:style style:name="P121" style:parent-style-name="p" style:family="paragraph">
      <style:paragraph-properties style:line-height-at-least="0.1805in" fo:margin-left="0.25in">
        <style:tab-stops/>
      </style:paragraph-properties>
    </style:style>
    <style:style style:name="P122" style:parent-style-name="document_sectiontitle" style:family="paragraph">
      <style:paragraph-properties fo:margin-top="0.1388in" fo:margin-bottom="0.1388in" fo:margin-left="0.4166in">
        <style:tab-stops/>
      </style:paragraph-properties>
    </style:style>
    <style:style style:name="T123" style:parent-style-name="DefaultParagraphFont" style:family="text">
      <style:text-properties style:font-name="Helvetica" style:font-name-asian="Helvetica" style:font-name-complex="Helvetica" fo:font-weight="bold" style:font-weight-asian="bold" style:font-weight-complex="bold" fo:text-transform="uppercase" fo:color="#000000" fo:letter-spacing="0.0055in"/>
    </style:style>
    <style:style style:name="P124" style:parent-style-name="document_sectiontitle" style:family="paragraph">
      <style:paragraph-properties fo:margin-top="0.1388in" fo:margin-bottom="0.1388in" fo:margin-left="0.4166in">
        <style:tab-stops/>
      </style:paragraph-properties>
    </style:style>
    <style:style style:name="T125" style:parent-style-name="DefaultParagraphFont" style:family="text">
      <style:text-properties style:font-name="Helvetica" style:font-name-asian="Helvetica" style:font-name-complex="Helvetica" fo:text-transform="uppercase" fo:color="#000000" fo:letter-spacing="0.0055in"/>
    </style:style>
    <style:style style:name="P126" style:parent-style-name="document_sectiontitle" style:family="paragraph">
      <style:paragraph-properties fo:margin-top="0.1388in" fo:margin-bottom="0.1388in" fo:margin-left="0.4166in">
        <style:tab-stops/>
      </style:paragraph-properties>
    </style:style>
    <style:style style:name="T127" style:parent-style-name="DefaultParagraphFont" style:family="text">
      <style:text-properties style:font-name="Helvetica" style:font-name-asian="Helvetica" style:font-name-complex="Helvetica" fo:text-transform="uppercase" fo:color="#000000" fo:letter-spacing="0.0055in"/>
    </style:style>
    <style:style style:name="T128" style:parent-style-name="DefaultParagraphFont" style:family="text">
      <style:text-properties style:font-name="Helvetica" style:font-name-asian="Helvetica" style:font-name-complex="Helvetica" fo:text-transform="uppercase" fo:color="#000000" fo:letter-spacing="0.0055in"/>
    </style:style>
    <style:style style:name="P129" style:parent-style-name="document_sectiontitle" style:family="paragraph">
      <style:paragraph-properties fo:margin-top="0.1388in" fo:margin-bottom="0.1388in" fo:margin-left="0.4166in">
        <style:tab-stops/>
      </style:paragraph-properties>
    </style:style>
    <style:style style:name="T130" style:parent-style-name="DefaultParagraphFont" style:family="text">
      <style:text-properties style:font-name="Helvetica" style:font-name-asian="Helvetica" style:font-name-complex="Helvetica" fo:text-transform="uppercase" fo:color="#000000" fo:letter-spacing="0.0055in"/>
    </style:style>
    <style:style style:name="P131" style:parent-style-name="document_sectiontitle" style:family="paragraph">
      <style:paragraph-properties fo:margin-top="0.1388in" fo:margin-bottom="0.1388in" fo:margin-left="0.4166in">
        <style:tab-stops/>
      </style:paragraph-properties>
      <style:text-properties style:font-name="Helvetica" style:font-name-asian="Helvetica" style:font-name-complex="Helvetica" fo:text-transform="uppercase" fo:color="#000000" fo:letter-spacing="0.0055in"/>
    </style:style>
    <style:style style:name="P132" style:parent-style-name="document_sectiontitle" style:family="paragraph">
      <style:paragraph-properties fo:margin-top="0.1388in" fo:margin-bottom="0.1388in" fo:margin-left="0.4166in">
        <style:tab-stops/>
      </style:paragraph-properties>
      <style:text-properties style:font-name="Helvetica" style:font-name-asian="Helvetica" style:font-name-complex="Helvetica" fo:text-transform="uppercase" fo:color="#000000" fo:letter-spacing="0.0055in"/>
    </style:style>
    <style:style style:name="P133" style:parent-style-name="document_sectiontitle" style:family="paragraph">
      <style:paragraph-properties fo:margin-top="0.1388in" fo:margin-bottom="0.1388in" fo:margin-left="0.4166in">
        <style:tab-stops/>
      </style:paragraph-properties>
      <style:text-properties style:font-name="Helvetica" style:font-name-asian="Helvetica" style:font-name-complex="Helvetica" fo:text-transform="uppercase" fo:color="#000000" fo:letter-spacing="0.0055in"/>
    </style:style>
    <style:style style:name="P134" style:parent-style-name="Standard" style:family="paragraph">
      <style:paragraph-properties fo:line-height="150%"/>
    </style:style>
    <style:style style:name="T135" style:parent-style-name="DefaultParagraphFont" style:family="text">
      <style:text-properties fo:font-size="11pt" style:font-size-asian="11pt" style:font-size-complex="11pt"/>
    </style:style>
    <style:style style:name="P136" style:parent-style-name="document_txtBold" style:family="paragraph">
      <style:paragraph-properties style:line-height-at-least="0.1805in" fo:margin-left="0.4166in">
        <style:tab-stops/>
      </style:paragraph-properties>
    </style:style>
  </office:automatic-styles>
  <office:body>
    <office:text text:use-soft-page-breaks="true">
      <text:p text:style-name="P1"><text:span text:style-name="T2">.</text:span></text:p>
      <text:p text:style-name="P3"/>
      <text:p text:style-name="P4"/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Career Objective</text:span></text:p>
          </table:table-cell>
        </table:table-row>
        <table:table-row table:style-name="TableRow11">
          <table:table-cell table:style-name="TableCell12">
            <text:p text:style-name="P13"><text:span text:style-name="T14">Diligent Cyber Security &amp; Forensics major (3.78 GPA) currently attending Highline College. Aiming to leverage a proven knowledge of advanced technology, firewall,</text:span><text:span text:style-name="T15"><text:s/>and local area network skills to successfully fill the Cyber Security role at your company. Frequently praised as hard-working by my peers, I can be relied upon to help your company achieve its goals.</text:span></text:p>
          </table:table-cell>
        </table:table-row>
      </table:table>
      <text:p text:style-name="P16"><text:span text:style-name="T17">Experience</text:span></text:p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/>
          </table:table-cell>
          <table:table-cell table:style-name="TableCell26">
            <text:p text:style-name="P27"/>
          </table:table-cell>
          <table:table-cell table:style-name="TableCell28">
            <text:list text:style-name="WWNum1">
              <text:list-item>
                <text:p text:style-name="P29"><text:span text:style-name="T30">I have not worked in the Cyber Security<text:s/></text:span><text:span text:style-name="T31">field as of this moment; however, I am qualified to work in the field because of the studies I have pursued at LA Trade Technical College and Highline College where I am completing my BAS degree program.</text:span></text:p>
              </text:list-item>
            </text:list>
            <text:p text:style-name="P32"/>
          </table:table-cell>
          <table:table-cell table:style-name="TableCell33">
            <text:p text:style-name="P34"><text:span text:style-name="T35"> </text:span></text:p>
          </table:table-cell>
        </table:table-row>
      </table:table>
      <text:p text:style-name="P36"><text:span text:style-name="T37">Education</text:span>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><text:span text:style-name="T48">Expected graduation Dec 2021</text:span></text:p>
          </table:table-cell>
          <table:table-cell table:style-name="TableCell49">
            <text:p text:style-name="P50"><text:span text:style-name="T51">Highline College</text:span></text:p>
            <text:p text:style-name="P52"><text:span text:style-name="T53">Des Moines, WA</text:span></text:p>
            <text:p text:style-name="P54"><text:span text:style-name="T55">BAS Cyber Security &amp; Forensics Candidate</text:span></text:p>
            <text:list text:style-name="WWNum2">
              <text:list-item>
                <text:p text:style-name="P56"><text:span text:style-name="T57">GPA:<text:s/></text:span><text:span text:style-name="T58">3.71</text:span></text:p>
              </text:list-item>
              <text:list-item>
                <text:p text:style-name="P59"><text:span text:style-name="T60">Relevant Coursework:<text:s/></text:span><text:span text:style-name="T61">Technical writing 225 and 335,</text:span><text:span text:style-name="T62"><text:s/></text:span><text:span text:style-name="T63">Penetration Testing I &amp; 2, Ms Os And Cisco Network, Introd To Unix/Linux, Secure Routers&amp; Switches, Databse Install &amp; Man, Big Data Analytics., Net Intrusion Detect I, Intro Data Recov/Forens, Db Security And Audit, Mobile Forensics, Cloud Security, Netwo</text:span><text:span text:style-name="T64">rk Forensics and Invest, Python</text:span><text:span text:style-name="T65">,</text:span></text:p>
              </text:list-item>
              <text:list-item>
                <text:p text:style-name="P66"><text:span text:style-name="T67">Extracurricular Activities:<text:s/></text:span><text:span text:style-name="T68">Church, reading, spending time with family, and chess.</text:span><text:span text:style-name="T69">,</text:span></text:p>
              </text:list-item>
            </text:list>
          </table:table-cell>
          <table:table-cell table:style-name="TableCell70">
            <text:p text:style-name="P71"><text:span text:style-name="T72"> </text:span></text:p>
          </table:table-cell>
        </table:table-row>
      </table:table>
      <text:p text:style-name="P73"><text:span text:style-name="T74">Additional Skills</text:span></text:p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><text:span text:style-name="T84"> </text:span></text:p>
          </table:table-cell>
          <table:table-cell table:style-name="TableCell85">
            <text:list text:style-name="WWNum3">
              <text:list-item>
                <text:p text:style-name="P86"><text:span text:style-name="T87">I have taken lots of classes in business, my AA degree in Cyber Security is with an emphasis in Business</text:span></text:p>
              </text:list-item>
              <text:list-item>
                <text:p text:style-name="P88"><text:span text:style-name="T89">I have<text:s/></text:span><text:span text:style-name="T90">experience in Penetration testing, encryption, and IoT.</text:span></text:p>
              </text:list-item>
              <text:list-item>
                <text:p text:style-name="P91"><text:span text:style-name="T92">I have studied ethical hacking, information security, OWASP, and web application testing.</text:span></text:p>
              </text:list-item>
              <text:list-item>
                <text:p text:style-name="P93"><text:span text:style-name="T94">I have studied operating systems, such as Windows, and Linux, Microsoft Azure, SIEM, and scripting.</text:span></text:p>
              </text:list-item>
              <text:list-item>
                <text:p text:style-name="P95"><text:span text:style-name="T96">I have st</text:span><text:span text:style-name="T97">udied IT auditing, SQL database, NoSQL database, Hadoop, setup instances on AWS, I have practiced data analysis skills, and took classes on project management, studied how to write Service Level Agreements.</text:span></text:p>
              </text:list-item>
              <text:list-item>
                <text:p text:style-name="P98"><text:span text:style-name="T99">Have experience with Google Cloud Platforms, and<text:s/></text:span><text:span text:style-name="T100">AWS (Amazon Web Services).</text:span></text:p>
              </text:list-item>
            </text:list>
          </table:table-cell>
        </table:table-row>
      </table:table>
      <text:p text:style-name="P101"/>
      <text:p text:style-name="P102"/>
      <text:p text:style-name="P103"/>
      <text:p text:style-name="P104"/>
      <text:soft-page-break/>
      <text:p text:style-name="P105"><text:span text:style-name="T106">Certifications</text:span></text:p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><text:span text:style-name="T116"> </text:span></text:p>
          </table:table-cell>
          <table:table-cell table:style-name="TableCell117">
            <text:list text:style-name="WWNum4">
              <text:list-item>
                <text:p text:style-name="P118"><text:span text:style-name="T119">Presently I do not have any certifications in Cyber Security being that I have just graduated from Highline in June in my pursuit to get my BAS degree in Cyber Security. I am presently studying to take the<text:s/></text:span><text:span text:style-name="T120">necessary test for certification and if hired you will not be disappointed in my work habits while I continue my pursuit for certification.</text:span></text:p>
              </text:list-item>
            </text:list>
            <text:p text:style-name="P121"/>
          </table:table-cell>
        </table:table-row>
      </table:table>
      <text:p text:style-name="P122"><text:span text:style-name="T123">References</text:span></text:p>
      <text:p text:style-name="P124"><text:span text:style-name="T125">Amelia Phillips – professor of the cyber security department at highline college.</text:span></text:p>
      <text:p text:style-name="P126"><text:span text:style-name="T127">steve simpson –<text:s/></text:span><text:span text:style-name="T128">Forensices instructor at highline college.</text:span></text:p>
      <text:p text:style-name="P129"><text:span text:style-name="T130">Professor yu – instructor at highline college, teaches ccna routing and switching.</text:span></text:p>
      <text:p text:style-name="P131"/>
      <text:p text:style-name="Standard">My name is Michael O’Rourke, I am a student at Highline City College where I have completed my BAS degree in cyber security forensics, with a grade point average of 3.71. I have also completed my AAS degree is in Cyber Security with an emphasis in Business.</text:p>
      <text:p text:style-name="Standard"/>
      <text:p text:style-name="Standard">I have studied how to use, and have used the command line on Windows, linux, and ubuntu. I have studied and used Magnet ACQUIRE forensics tool. I have studied Cloud Security on AWS. I have used putty on windows and ubuntu. I have learned how to use and read wireshark and how to identify the three-way handshake on wireshark. I have learned about the IP and TCP header and the different bit sizes related to it. I studied and learned about Windows SysInternals, MySQL, and Workbench, I have studied Network security and nmap, and found out why it is necessary to harden your network against attack. I have learned the importance of having a good active Firewall. I have studied on Amazon Web Services to create E3 instances. I have learned how to analyze big data on Hadoop and AWS EMR, and I have done attacks on MongoDB with the intent of making sure it was secure, I have used kali offensive tools such as nmap, Metasploit, information gathering, vulnerability analysis, web application analysis, exploitation tools, etc. I have studied SQL database, R Studio, and SPSS. And I have studied penetration testing and the information and fields related to it. I have learned how to subnet and many other things concerning Network Fundamentals.</text:p>
      <text:p text:style-name="P132"/>
      <text:p text:style-name="P133"/>
      <text:p text:style-name="P134"><text:span text:style-name="T135"><text:s/></text:span></text:p>
      <text:p text:style-name="P1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Helvetica" svg:font-family="Helvetica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1666in"/>
      <style:text-properties fo:font-weight="bold" style:font-weight-asian="bold" style:font-weight-complex="bold" fo:color="#2F5496" fo:font-size="24pt" style:font-size-asian="24pt" style:font-size-complex="24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0277in"/>
      <style:text-properties fo:font-weight="bold" style:font-weight-asian="bold" style:font-weight-complex="bold" fo:color="#2F5496" fo:font-size="18pt" style:font-size-asian="18pt" style:font-size-complex="18pt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 fo:keep-together="always" fo:margin-top="0.0277in"/>
      <style:text-properties fo:font-weight="bold" style:font-weight-asian="bold" style:font-weight-complex="bold" fo:color="#1F3763" fo:font-size="14pt" style:font-size-asian="14pt" style:font-size-complex="14pt" fo:hyphenate="false"/>
    </style:style>
    <style:style style:name="Heading4" style:display-name="Heading 4" style:family="paragraph" style:parent-style-name="Standard" style:next-style-name="Textbody" style:default-outline-level="4">
      <style:paragraph-properties fo:keep-with-next="always" fo:keep-together="always" fo:margin-top="0.0277in"/>
      <style:text-properties fo:font-weight="bold" style:font-weight-asian="bold" style:font-weight-complex="bold" style:font-style-complex="italic" fo:color="#2F5496" fo:hyphenate="false"/>
    </style:style>
    <style:style style:name="Heading5" style:display-name="Heading 5" style:family="paragraph" style:parent-style-name="Standard" style:next-style-name="Textbody" style:default-outline-level="5">
      <style:paragraph-properties fo:keep-with-next="always" fo:keep-together="always" fo:margin-top="0.0277in"/>
      <style:text-properties fo:font-weight="bold" style:font-weight-asian="bold" style:font-weight-complex="bold" fo:color="#2F5496" fo:font-size="10pt" style:font-size-asian="10pt" style:font-size-complex="10pt" fo:hyphenate="false"/>
    </style:style>
    <style:style style:name="Heading6" style:display-name="Heading 6" style:family="paragraph" style:parent-style-name="Standard" style:next-style-name="Textbody" style:default-outline-level="6">
      <style:paragraph-properties fo:keep-with-next="always" fo:keep-together="always" fo:margin-top="0.0277in"/>
      <style:text-properties fo:font-weight="bold" style:font-weight-asian="bold" style:font-weight-complex="bold" fo:color="#1F3763" fo:font-size="8pt" style:font-size-asian="8pt" style:font-size-complex="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style:line-height-at-least="0.1666in"/>
      <style:text-properties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document_fontsize" style:display-name="document_fontsize" style:family="paragraph" style:parent-style-name="Standard">
      <style:text-properties fo:font-size="10pt" style:font-size-asian="10pt" style:font-size-complex="10pt" fo:hyphenate="false"/>
    </style:style>
    <style:style style:name="document_nameSec" style:display-name="document_nameSec" style:family="paragraph" style:parent-style-name="Standard">
      <style:text-properties fo:hyphenate="false"/>
    </style:style>
    <style:style style:name="document_sectionCntc" style:display-name="document_sectionCntc" style:family="paragraph" style:parent-style-name="Standard">
      <style:text-properties style:font-name="Helvetica" style:font-name-asian="Helvetica" style:font-name-complex="Helvetica" fo:hyphenate="false"/>
    </style:style>
    <style:style style:name="divParagraph" style:display-name="div Paragraph" style:family="paragraph" style:parent-style-name="Standard">
      <style:text-properties fo:hyphenate="false"/>
    </style:style>
    <style:style style:name="document_dispBlock" style:display-name="document_dispBlock" style:family="paragraph" style:parent-style-name="Standard">
      <style:text-properties fo:hyphenate="false"/>
    </style:style>
    <style:style style:name="div_addressParagraph" style:display-name="div_address Paragraph" style:family="paragraph" style:parent-style-name="divParagraph">
      <style:text-properties fo:color="#FFFFFF" fo:hyphenate="false"/>
    </style:style>
    <style:style style:name="document_summary_headingdivParagraph" style:display-name="document_summary_heading &gt; div Paragraph" style:family="paragraph" style:parent-style-name="Standard">
      <style:paragraph-properties fo:background-color="#ECECEC"/>
      <style:text-properties fo:hyphenate="false"/>
    </style:style>
    <style:style style:name="document_experience" style:display-name="document_experience" style:family="paragraph" style:parent-style-name="Standard">
      <style:text-properties style:font-name="Helvetica" style:font-name-asian="Helvetica" style:font-name-complex="Helvetica" fo:hyphenate="false"/>
    </style:style>
    <style:style style:name="document_heading" style:display-name="document_heading" style:family="paragraph" style:parent-style-name="Standard">
      <style:text-properties style:font-name="Helvetica" style:font-name-asian="Helvetica" style:font-name-complex="Helvetica" fo:font-weight="bold" style:font-weight-asian="bold" style:font-weight-complex="bold" fo:text-transform="uppercase" fo:letter-spacing="0.0055in" fo:hyphenate="false"/>
    </style:style>
    <style:style style:name="document_sectiontitle" style:display-name="document_sectiontitle" style:family="paragraph" style:parent-style-name="Standard">
      <style:paragraph-properties style:line-height-at-least="0.1944in"/>
      <style:text-properties fo:font-size="11pt" style:font-size-asian="11pt" style:font-size-complex="11pt" fo:hyphenate="false"/>
    </style:style>
    <style:style style:name="gapcolParagraph" style:display-name="gapcol Paragraph" style:family="paragraph" style:parent-style-name="Standard">
      <style:text-properties fo:hyphenate="false"/>
    </style:style>
    <style:style style:name="document_section_jobdate" style:display-name="document_section_jobdate" style:family="paragraph" style:parent-style-name="Standard">
      <style:text-properties fo:color="#808080" fo:hyphenate="false"/>
    </style:style>
    <style:style style:name="document_experience_jobdate_span" style:display-name="document_experience_jobdate_span" style:family="paragraph" style:parent-style-name="Standard">
      <style:text-properties fo:hyphenate="false"/>
    </style:style>
    <style:style style:name="document_experience_companyDetail" style:display-name="document_experience_companyDetail" style:family="paragraph" style:parent-style-name="Standard">
      <style:text-properties fo:hyphenate="false"/>
    </style:style>
    <style:style style:name="document_experience_paddedline" style:display-name="document_experience_paddedline" style:family="paragraph" style:parent-style-name="Standard">
      <style:text-properties fo:font-size="11pt" style:font-size-asian="11pt" style:font-size-complex="11pt" fo:hyphenate="false"/>
    </style:style>
    <style:style style:name="document_skn-slg8_experience_responsibility" style:display-name="document_skn-slg8_experience_responsibility" style:family="paragraph" style:parent-style-name="Standard">
      <style:text-properties fo:hyphenate="false"/>
    </style:style>
    <style:style style:name="document_ul_li" style:display-name="document_ul_li" style:family="paragraph" style:parent-style-name="Standard">
      <style:text-properties fo:hyphenate="false"/>
    </style:style>
    <style:style style:name="document_section" style:display-name="document_section" style:family="paragraph" style:parent-style-name="Standard">
      <style:text-properties fo:hyphenate="false"/>
    </style:style>
    <style:style style:name="document_education_paddedline" style:display-name="document_education_paddedline" style:family="paragraph" style:parent-style-name="Standard">
      <style:text-properties style:font-name="Helvetica" style:font-name-asian="Helvetica" style:font-name-complex="Helvetica" fo:font-size="11pt" style:font-size-asian="11pt" style:font-size-complex="11pt" fo:hyphenate="false"/>
    </style:style>
    <style:style style:name="document_txtBold" style:display-name="document_txtBold" style:family="paragraph" style:parent-style-name="Standard">
      <style:text-properties fo:font-weight="bold" style:font-weight-asian="bold" style:font-weight-complex="bold" fo:hyphenate="false"/>
    </style:style>
    <style:style style:name="document_section_degreeDetail" style:display-name="document_section_degreeDetail" style:family="paragraph" style:parent-style-name="Standard">
      <style:text-properties fo:color="#808080" fo:hyphenate="false"/>
    </style:style>
    <style:style style:name="document_course" style:display-name="document_course" style:family="paragraph" style:parent-style-name="Standard">
      <style:text-properties fo:hyphenate="false"/>
    </style:style>
    <style:style style:name="document_activity" style:display-name="document_activity" style:family="paragraph" style:parent-style-name="Standard">
      <style:text-properties fo:hyphenate="false"/>
    </style:style>
    <style:style style:name="document_SECTION_HILT_heading" style:display-name="document_SECTION_HILT_heading" style:family="paragraph" style:parent-style-name="Standard">
      <style:text-properties fo:hyphenate="false"/>
    </style:style>
    <style:style style:name="document_paragraphParagraph" style:display-name="document_paragraph Paragraph" style:family="paragraph" style:parent-style-name="Standard">
      <style:text-properties fo:hyphenate="false"/>
    </style:style>
    <style:style style:name="p" style:display-name="p" style:family="paragraph" style:parent-style-name="Standard">
      <style:text-properties fo:hyphenate="false"/>
    </style:style>
    <style:style style:name="document_SECTION_CERT_heading" style:display-name="document_SECTION_CERT_heading" style:family="paragraph" style:parent-style-name="Standard">
      <style:text-properties fo:hyphenate="false"/>
    </style:style>
    <style:style style:name="document_firstparagraph" style:display-name="document_firstparagraph" style:family="paragraph" style:parent-style-name="Standard">
      <style:text-properties fo:hyphenate="false"/>
    </style:style>
    <style:style style:name="document_section_refrence" style:display-name="document_section_refrence" style:family="paragraph" style:parent-style-name="Standard">
      <style:text-properties fo:font-size="11pt" style:font-size-asian="11pt" style:font-size-complex="11pt"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3763"/>
    </style:style>
    <style:style style:name="document_name" style:display-name="document_name" style:family="text" style:parent-style-name="DefaultParagraphFont">
      <style:text-properties style:font-name="Helvetica" style:font-name-asian="Helvetica" style:font-name-complex="Helvetica" fo:font-weight="bold" style:font-weight-asian="bold" style:font-weight-complex="bold" fo:color="#FFFFFF" fo:letter-spacing="0.0138in" fo:font-size="36pt" style:font-size-asian="36pt" style:font-size-complex="36pt"/>
    </style:style>
    <style:style style:name="span" style:display-name="span" style:family="text" style:parent-style-name="DefaultParagraphFont">
      <style:text-properties style:text-position="0% 100%"/>
    </style:style>
    <style:style style:name="div_address" style:display-name="div_address" style:family="text">
      <style:text-properties fo:color="#FFFFFF" style:text-position="0% 100%"/>
    </style:style>
    <style:style style:name="div" style:display-name="div" style:family="text" style:parent-style-name="DefaultParagraphFont">
      <style:text-properties style:text-position="0% 100%"/>
    </style:style>
    <style:style style:name="document_summary_headingdiv" style:display-name="document_summary_heading &gt; div" style:family="text" style:parent-style-name="DefaultParagraphFont"/>
    <style:style style:name="document_summary_paragraphdiv" style:display-name="document_summary_paragraph &gt; div" style:family="text" style:parent-style-name="DefaultParagraphFont"/>
    <style:style style:name="gapcol" style:display-name="gapcol" style:family="text" style:parent-style-name="DefaultParagraphFont"/>
    <style:style style:name="span_dates_wrapper" style:display-name="span_dates_wrapper" style:family="text" style:parent-style-name="span">
      <style:text-properties style:text-position="0% 100%"/>
    </style:style>
    <style:style style:name="div_twocolpara_div_singlecolumn" style:display-name="div_twocolpara_div_singlecolumn" style:family="text" style:parent-style-name="DefaultParagraphFont">
      <style:text-properties fo:font-weight="normal" style:font-weight-asian="normal" style:font-weight-complex="normal"/>
    </style:style>
    <style:style style:name="document_section_jobtitle" style:display-name="document_section_jobtitle" style:family="text" style:parent-style-name="DefaultParagraphFont">
      <style:text-properties style:font-name="Georgia" style:font-name-asian="Georgia" style:font-name-complex="Georgia" fo:font-weight="normal" style:font-weight-asian="normal" style:font-weight-complex="normal" fo:color="#808080"/>
    </style:style>
    <style:style style:name="document_section_jobdateCharacter" style:display-name="document_section_jobdate Character" style:family="text" style:parent-style-name="DefaultParagraphFont">
      <style:text-properties fo:color="#808080"/>
    </style:style>
    <style:style style:name="document_txtBoldCharacter" style:display-name="document_txtBold Character" style:family="text" style:parent-style-name="DefaultParagraphFont">
      <style:text-properties fo:font-weight="bold" style:font-weight-asian="bold" style:font-weight-complex="bold"/>
    </style:style>
    <style:style style:name="mltFieldspan_nth-last-child1span_nth-last-child1" style:display-name="mltField &gt; span_nth-last-child(1) &gt; span_nth-last-child(1)" style:family="text" style:parent-style-name="DefaultParagraphFont">
      <style:text-properties text:display="none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166in" fo:margin-left="0in" fo:margin-bottom="0.4166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ichael O'Rourke</dc:title>
    <meta:initial-creator>Michael</meta:initial-creator>
    <dc:creator>Michael Michael</dc:creator>
    <meta:creation-date>2021-09-16T16:55:00Z</meta:creation-date>
    <dc:date>2021-09-30T00:04:00Z</dc:date>
    <meta:template xlink:href="Normal" xlink:type="simple"/>
    <meta:editing-cycles>17</meta:editing-cycles>
    <meta:editing-duration>PT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7" meta:word-count="594" meta:character-count="3976" meta:row-count="28" meta:non-whitespace-character-count="3389"/>
  </office:meta>
</office:document-meta>
</file>